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8e2c4" officeooo:paragraph-rsid="0008e2c4" style:font-size-asian="12pt" style:font-size-complex="12pt"/>
    </style:style>
    <style:style style:name="P2" style:family="paragraph" style:parent-style-name="Standard">
      <style:text-properties fo:font-size="12pt" officeooo:rsid="0009dc96" officeooo:paragraph-rsid="0009dc96" style:font-size-asian="12pt" style:font-size-complex="12pt"/>
    </style:style>
    <style:style style:name="P3" style:family="paragraph" style:parent-style-name="Standard">
      <style:text-properties fo:font-size="12pt" officeooo:rsid="000a9156" officeooo:paragraph-rsid="000a9156" style:font-size-asian="12pt" style:font-size-complex="12pt"/>
    </style:style>
    <style:style style:name="P4" style:family="paragraph" style:parent-style-name="Standard">
      <style:text-properties fo:font-size="12pt" officeooo:rsid="000b7eb4" officeooo:paragraph-rsid="000b7eb4" style:font-size-asian="12pt" style:font-size-complex="12pt"/>
    </style:style>
    <style:style style:name="P5" style:family="paragraph" style:parent-style-name="Standard">
      <style:text-properties fo:font-size="12pt" officeooo:rsid="000cf3fc" officeooo:paragraph-rsid="000cf3fc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f3fc" officeooo:paragraph-rsid="000cf3fc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9156" officeooo:paragraph-rsid="000a9156" style:text-blinking="false" fo:background-color="transparent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b7eb4" officeooo:paragraph-rsid="000b7eb4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size="12pt" officeooo:rsid="000cf3fc" officeooo:paragraph-rsid="000cf3fc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71c4" officeooo:paragraph-rsid="001071c4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20f9" officeooo:paragraph-rsid="001120f9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f2e" officeooo:paragraph-rsid="0012af2e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fo:font-size="12pt" style:text-underline-style="non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size="12pt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size="12pt" officeooo:paragraph-rsid="000b7eb4" style:font-size-asian="12pt" style:font-size-complex="12pt"/>
    </style:style>
    <style:style style:name="P21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12f3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questao</text:p>
      <text:p text:style-name="P1"/>
      <text:p text:style-name="P1">int vet[M];</text:p>
      <text:p text:style-name="P1">//recursivo puro</text:p>
      <text:p text:style-name="P1">int rec(int n)</text:p>
      <text:p text:style-name="P1">{</text:p>
      <text:p text:style-name="P1"><text:s text:c="4"/>if(n&lt;5) return 0;</text:p>
      <text:p text:style-name="P1"/>
      <text:p text:style-name="P1"><text:s text:c="4"/>return rec(n/2) + rec((n/2)+1) + rec((n/2)+2) + n;</text:p>
      <text:p text:style-name="P1">}</text:p>
      <text:p text:style-name="P1"/>
      <text:p text:style-name="P1">int din(int n)</text:p>
      <text:p text:style-name="P1">{</text:p>
      <text:p text:style-name="P1"><text:s text:c="4"/>if(n&lt;5) return 0;</text:p>
      <text:p text:style-name="P1"><text:s text:c="4"/>if(vet[n]==0)</text:p>
      <text:p text:style-name="P1"><text:s text:c="4"/>{</text:p>
      <text:p text:style-name="P1"><text:s text:c="8"/>vet[n] = din(n/2) + din((n/2)+1) + din((n/2)+2) + n;</text:p>
      <text:p text:style-name="P1"><text:s text:c="8"/>return vet[n];</text:p>
      <text:p text:style-name="P1"><text:s text:c="4"/>}</text:p>
      <text:p text:style-name="P1"><text:s text:c="4"/>else</text:p>
      <text:p text:style-name="P1"><text:s text:c="4"/>{</text:p>
      <text:p text:style-name="P1"><text:s text:c="8"/>return vet[n];</text:p>
      <text:p text:style-name="P1"><text:s text:c="4"/>}</text:p>
      <text:p text:style-name="P1">}</text:p>
      <text:p text:style-name="P1"/>
      <text:p text:style-name="P1">int bottonUp(int n)</text:p>
      <text:p text:style-name="P1">{</text:p>
      <text:p text:style-name="P1"><text:s text:c="4"/>int i=0;</text:p>
      <text:p text:style-name="P1"><text:s text:c="4"/>vet[0]=vet[1]=vet[2]=vet[3]=vet[4]=0;</text:p>
      <text:p text:style-name="P1"><text:s text:c="4"/>int q=(n/2)+2;</text:p>
      <text:p text:style-name="P1"/>
      <text:p text:style-name="P1"><text:s text:c="4"/>for(i=5; i&lt;=q; i++)</text:p>
      <text:p text:style-name="P1"><text:s text:c="8"/>vet[i] = vet[i/2]+vet[(i/2)+1]+vet[(i/2)+2] + i;</text:p>
      <text:p text:style-name="P1"/>
      <text:p text:style-name="P1"><text:s text:c="4"/>return vet[q]+vet[q-1]+vet[q-2] + n;</text:p>
      <text:p text:style-name="P1"/>
      <text:p text:style-name="P1">}</text:p>
      <text:p text:style-name="P1"/>
      <text:p text:style-name="P2">2 questao</text:p>
      <text:p text:style-name="P2"/>
      <text:p text:style-name="P2">int vet[M];</text:p>
      <text:p text:style-name="P2"/>
      <text:p text:style-name="P2">int f(int n)</text:p>
      <text:p text:style-name="P2">{</text:p>
      <text:p text:style-name="P2"><text:s text:c="4"/>if(n&lt;=3) return n;</text:p>
      <text:p text:style-name="P2"><text:s text:c="4"/>return f(n/2) + f(n/3) + n;</text:p>
      <text:p text:style-name="P2">}</text:p>
      <text:p text:style-name="P2"/>
      <text:p text:style-name="P2">int din(int n)</text:p>
      <text:p text:style-name="P2">{</text:p>
      <text:p text:style-name="P2"><text:s text:c="4"/>if(n&lt;=3) return n;</text:p>
      <text:p text:style-name="P2"><text:s text:c="4"/>if(vet[n]==0)</text:p>
      <text:p text:style-name="P2"><text:soft-page-break/><text:s text:c="8"/>return vet[n] = din(n/2)+din(n/3)+n;</text:p>
      <text:p text:style-name="P2"><text:s text:c="4"/>return vet[n];</text:p>
      <text:p text:style-name="P2">}</text:p>
      <text:p text:style-name="P2"/>
      <text:p text:style-name="P2">int bottonUp(int n){</text:p>
      <text:p text:style-name="P2"><text:s text:c="4"/>int i;</text:p>
      <text:p text:style-name="P2"/>
      <text:p text:style-name="P2"><text:s text:c="4"/>vet[0]=0;</text:p>
      <text:p text:style-name="P2"><text:s text:c="4"/>vet[1]=1;</text:p>
      <text:p text:style-name="P2"><text:s text:c="4"/>vet[2]=2;</text:p>
      <text:p text:style-name="P2"><text:s text:c="4"/>vet[3]=3;</text:p>
      <text:p text:style-name="P2"/>
      <text:p text:style-name="P2"><text:s text:c="4"/>for(i=4;i&lt;=n;i++){</text:p>
      <text:p text:style-name="P2"><text:s text:c="8"/>vet[i] = vet[i/3] + vet[i/2] + i;</text:p>
      <text:p text:style-name="P2"><text:s text:c="4"/>}</text:p>
      <text:p text:style-name="P2"/>
      <text:p text:style-name="P2"><text:s text:c="4"/>return vet[n];</text:p>
      <text:p text:style-name="P2"/>
      <text:p text:style-name="P2">}</text:p>
      <text:p text:style-name="P2"/>
      <text:p text:style-name="P3">3 questao </text:p>
      <text:p text:style-name="P3"/>
      <text:p text:style-name="P7"><text:bookmark text:name="docs-internal-guid-7ce31ba3-96dc-f459-4eeb-e687be616451"/>int func(int v[], int n)</text:p>
      <text:p text:style-name="P14">{</text:p>
      <text:p text:style-name="P17"><text:span text:style-name="T2">if(n == 0) return 0;</text:span></text:p>
      <text:p text:style-name="P17"><text:span text:style-name="T2">int a, b, i;</text:span></text:p>
      <text:p text:style-name="P19"><text:span text:style-name="T3"><text:s/></text:span><text:span text:style-name="T5">a = b = v[0];</text:span></text:p>
      <text:p text:style-name="P19"><text:span text:style-name="T3"><text:s/></text:span><text:span text:style-name="T5">for(i = 1; i &lt; n; i++){</text:span></text:p>
      <text:p text:style-name="P20"><text:span text:style-name="T3"><text:s/></text:span><text:span text:style-name="T5">a = max(v[i], a+v[i]);</text:span></text:p>
      <text:p text:style-name="P20"><text:span text:style-name="T3"><text:s/></text:span><text:span text:style-name="T5">b = max(b, a);</text:span></text:p>
      <text:p text:style-name="P19"><text:span text:style-name="T3"><text:s/></text:span><text:span text:style-name="T5">}</text:span></text:p>
      <text:p text:style-name="P19"><text:span text:style-name="T3"><text:s/></text:span><text:span text:style-name="T5">return b;</text:span></text:p>
      <text:p text:style-name="P14">}</text:p>
      <text:p text:style-name="P3"/>
      <text:p text:style-name="P4">4 questao</text:p>
      <text:p text:style-name="P4"/>
      <text:p text:style-name="P8"><text:bookmark text:name="docs-internal-guid-7ce31ba3-96e0-77cc-5427-b213a4396bb4"/>int bottonUp(int *s, int n){</text:p>
      <text:p text:style-name="P16">int i,j;</text:p>
      <text:p text:style-name="P16">for(i=0;i&lt;n;i++){</text:p>
      <text:p text:style-name="P16">m[i][i+1] = perfeito(s,i,i+1);</text:p>
      <text:p text:style-name="P16">m[i][i] = perfeito(s,i,i);</text:p>
      <text:p text:style-name="P16">}</text:p>
      <text:p text:style-name="P16">for(i=n-2;i&gt;=0;i--){</text:p>
      <text:p text:style-name="P16">for(j=i;j&lt;n-1;j++){</text:p>
      <text:p text:style-name="P16">if(m[i][j]==1 &amp;&amp; m[j+1][n-1]==1){</text:p>
      <text:p text:style-name="P16"><text:soft-page-break/>m[i][n-1] = 1;</text:p>
      <text:p text:style-name="P16">printf("\n\tm[%i,%i]=%i",i,n-1,m[i][n-1]);</text:p>
      <text:p text:style-name="P16">break;</text:p>
      <text:p text:style-name="P16">}</text:p>
      <text:p text:style-name="P16">else m[i][n-1] = 0;</text:p>
      <text:p text:style-name="P16">}</text:p>
      <text:p text:style-name="P16">}</text:p>
      <text:p text:style-name="P4"/>
      <text:p text:style-name="P5">5 questao</text:p>
      <text:p text:style-name="P5"/>
      <text:p text:style-name="P6"><text:bookmark text:name="docs-internal-guid-7ce31ba3-96e6-333d-bf1b-c964f1019fc6"/>int m[p.length][p.length];</text:p>
      <text:p text:style-name="P10">int s[p.length][p.length];</text:p>
      <text:p text:style-name="Text_20_body"/>
      <text:p text:style-name="P10">int bp(String p){</text:p>
      <text:p text:style-name="P18"><text:span text:style-name="T3">    </text:span><text:span text:style-name="T4">n = p.length() - 1;</text:span></text:p>
      <text:p text:style-name="P18"><text:span text:style-name="T3">    </text:span><text:span text:style-name="T4">for(int i = 0; i &lt; n; i++)</text:span></text:p>
      <text:p text:style-name="P18"><text:span text:style-name="T3">        </text:span><text:span text:style-name="T4">m[i][i] = 1;</text:span></text:p>
      <text:p text:style-name="P18"><text:span text:style-name="T3">        </text:span><text:span text:style-name="T4">s[i][i] = 0;</text:span></text:p>
      <text:p text:style-name="P18"><text:span text:style-name="T3">    </text:span><text:span text:style-name="T4">for(int l = 1; l &lt; n; l++){</text:span></text:p>
      <text:p text:style-name="P18"><text:span text:style-name="T3">        </text:span><text:span text:style-name="T4">for(int i = l; i &gt; 0; i--){</text:span></text:p>
      <text:p text:style-name="P18"><text:span text:style-name="T3">            </text:span><text:span text:style-name="T4">int j = l + i;</text:span></text:p>
      <text:p text:style-name="P18"><text:span text:style-name="T3">            </text:span><text:span text:style-name="T4">if(v[i] == v[l])</text:span></text:p>
      <text:p text:style-name="P18"><text:span text:style-name="T3">                </text:span><text:span text:style-name="T4">m[i][j] = 2 + max(m[i][j-1], m[i+1][j]);</text:span></text:p>
      <text:p text:style-name="P18"><text:span text:style-name="T3">                </text:span><text:span text:style-name="T4">s[i][j] = 0;</text:span></text:p>
      <text:p text:style-name="P18"><text:span text:style-name="T3">            </text:span><text:span text:style-name="T4">else</text:span></text:p>
      <text:p text:style-name="P18"><text:span text:style-name="T3">                </text:span><text:span text:style-name="T4">m[i][j] = max(m[i][j-1], m[i+1][j]);</text:span></text:p>
      <text:p text:style-name="P18"><text:span text:style-name="T3">                </text:span><text:span text:style-name="T4">s[i][j] = -1;</text:span></text:p>
      <text:p text:style-name="P18"><text:span text:style-name="T3">        </text:span><text:span text:style-name="T4">}</text:span></text:p>
      <text:p text:style-name="P18"><text:span text:style-name="T3">    </text:span><text:span text:style-name="T4">}</text:span></text:p>
      <text:p text:style-name="P18"><text:span text:style-name="T3">    </text:span><text:span text:style-name="T4">print(p, s, 0, n);</text:span></text:p>
      <text:p text:style-name="P9"><text:bookmark text:name="docs-internal-guid-7ce31ba3-96e6-6936-e3b0-7e8b2e43aff6"/><text:span text:style-name="T3">        </text:span><text:span text:style-name="T4">printf("%c", st[i]);</text:span></text:p>
      <text:p text:style-name="P18"><text:span text:style-name="T3">    </text:span><text:span text:style-name="T4">printf(" ");</text:span></text:p>
      <text:p text:style-name="P18"><text:span text:style-name="T3">    </text:span><text:span text:style-name="T4">print(st, i, j);</text:span></text:p>
      <text:p text:style-name="P10">}</text:p>
      <text:p text:style-name="P10"/>
      <text:p text:style-name="P11"><text:span text:style-name="T6">1</text:span>7 questao</text:p>
      <text:p text:style-name="P13"/>
      <text:p text:style-name="P13"><text:bookmark text:name="docs-internal-guid-7ce31ba3-9704-5943-126c-8980dffc2816"/>multas(T[], n){</text:p>
      <text:p text:style-name="P10">Dias [1,..,n] = null;</text:p>
      <text:p text:style-name="P10">mergesort(T,n);</text:p>
      <text:p text:style-name="P10"><text:soft-page-break/>i = 1;</text:p>
      <text:p text:style-name="P10">while(i &lt;=n){</text:p>
      <text:p text:style-name="P10">if(dias[T[i]].prazo]==null)</text:p>
      <text:p text:style-name="P10">dias[T[i].prazo] = i;</text:p>
      <text:p text:style-name="P10">else</text:p>
      <text:p text:style-name="P10">j = (T[i].prazo] -1);</text:p>
      <text:p text:style-name="Text_20_body"/>
      <text:p text:style-name="P10">while(j&gt;0 &amp;&amp;(dias[j]!=null)</text:p>
      <text:p text:style-name="P10">j--;</text:p>
      <text:p text:style-name="P10">se(j==0)então</text:p>
      <text:p text:style-name="P10">mult = multa+t[i].multa;</text:p>
      <text:p text:style-name="P10">j = n;</text:p>
      <text:p text:style-name="P10">while(dias[j]!=null)</text:p>
      <text:p text:style-name="P10">j--;</text:p>
      <text:p text:style-name="P10">dias[j]=i;</text:p>
      <text:p text:style-name="P10">else </text:p>
      <text:p text:style-name="P18"><text:span text:style-name="T4"><text:s text:c="2"/>dias[j] = i;</text:span></text:p>
      <text:p text:style-name="P10">return dias,multa;</text:p>
      <text:p text:style-name="P13"/>
      <text:p text:style-name="P13">19 questao</text:p>
      <text:p text:style-name="P12"><text:bookmark text:name="docs-internal-guid-7ce31ba3-96fa-0cdd-8417-7dc6ff13a550"/>sort(users[]);</text:p>
      <text:p text:style-name="P10">for(i = 0; i&lt; users.size; i++){</text:p>
      <text:p text:style-name="P10">printf(user[i].nome);</text:p>
      <text:p text:style-name="P10">}</text:p>
      <text:p text:style-name="P12"/>
      <text:p text:style-name="P12"/>
      <text:p text:style-name="P12">20 questao</text:p>
      <text:p text:style-name="P10">int stops(int n, int st[], int tanq){</text:p>
      <text:p text:style-name="P10">int c = 0;</text:p>
      <text:p text:style-name="P10">tanq-=st[0];</text:p>
      <text:p text:style-name="P15"> <text:span text:style-name="T1">for(a=1; a &lt; st.size-1; a++){</text:span></text:p>
      <text:p text:style-name="P18"><text:span text:style-name="T3">    </text:span><text:span text:style-name="T4">if(tanq &gt; tanq-st[a+1]){</text:span></text:p>
      <text:p text:style-name="P18"><text:span text:style-name="T3">         </text:span><text:span text:style-name="T4">tanq-=st[a+1]-st[a];</text:span></text:p>
      <text:p text:style-name="P21">}else{</text:p>
      <text:p text:style-name="P21">tanq = n;</text:p>
      <text:p text:style-name="P21">c++;</text:p>
      <text:p text:style-name="P10">}</text:p>
      <text:p text:style-name="P10">return c;</text:p>
      <text:p text:style-name="P10">}</text:p>
      <text:p text:style-name="P12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0:19.996553021</meta:creation-date>
    <dc:date>2017-11-07T12:06:37.521581427</dc:date>
    <meta:editing-duration>PT26M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5" meta:paragraph-count="147" meta:word-count="373" meta:character-count="2462" meta:non-whitespace-character-count="1892"/>
  </office:meta>
</office:document-meta>
</file>